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vowel_sandhi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_sandhi_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5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8" office:value-type="string" calcext:value-type="string">
            <text:p>ṃ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6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(G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5" office:value-type="string" calcext:value-type="string">
            <text:p>q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q(Q)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3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)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(D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5"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b(B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1" office:value-type="string" calcext:value-type="string">
            <text:p>n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S/C)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 table:number-columns-repeated="12" office:value-type="string" calcext:value-type="string">
            <text:p>m</text:p>
          </table:table-cell>
          <table:table-cell table:number-columns-repeated="8" office:value-type="string" calcext:value-type="string">
            <text:p>M</text:p>
          </table:table-cell>
        </table:table-row>
      </table:table>
      <table:table table:name="consonant_sandhi_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_sandhi_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0"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table:number-columns-repeated="2" office:value-type="string" calcext:value-type="string">
            <text:p>H</text:p>
          </table:table-cell>
          <table:table-cell table:number-columns-repeated="13" office:value-type="string" calcext:value-type="string">
            <text:p>r</text:p>
          </table:table-cell>
          <table:table-cell table:number-columns-repeated="3" office:value-type="string" calcext:value-type="string">
            <text:p>H</text:p>
          </table:table-cell>
          <table:table-cell office:value-type="string" calcext:value-type="string">
            <text:p>r</text:p>
          </table:table-cell>
        </table:table-row>
      </table:table>
      <table:table table:name="visarga_sandhi_2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style-name="ce2"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number-columns-repeated="2" office:value-type="string" calcext:value-type="string">
            <text:p>aH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z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aH</text:p>
          </table:table-cell>
          <table:table-cell table:number-columns-repeated="4"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H</text:p>
          </table:table-cell>
          <table:table-cell table:number-columns-repeated="2" office:value-type="string" calcext:value-type="string">
            <text:p>AH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Z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H</text:p>
          </table:table-cell>
          <table:table-cell table:number-columns-repeated="4" office:value-type="string" calcext:value-type="string">
            <text:p>A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4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r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rH</text:p>
          </table:table-cell>
          <table:table-cell table:number-columns-repeated="4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6:44:00.663953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07-28T14:14:13.614803513</dc:date>
    <meta:editing-duration>PT7H6M6S</meta:editing-duration>
    <meta:editing-cycles>9</meta:editing-cycles>
    <meta:generator>LibreOffice/5.1.6.2$Linux_X86_64 LibreOffice_project/10m0$Build-2</meta:generator>
    <meta:document-statistic meta:table-count="5" meta:cell-count="1337" meta:object-count="0"/>
  </office:meta>
</office:document-meta>
</file>